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9be7c" officeooo:paragraph-rsid="0009be7c"/>
    </style:style>
    <style:style style:name="P2" style:family="paragraph" style:parent-style-name="Standard">
      <style:text-properties fo:language="ru" fo:country="RU" officeooo:rsid="000ae1a2" officeooo:paragraph-rsid="000ae1a2"/>
    </style:style>
    <style:style style:name="P3" style:family="paragraph" style:parent-style-name="Standard">
      <style:text-properties fo:language="ru" fo:country="RU" officeooo:rsid="000db2f7" officeooo:paragraph-rsid="000db2f7"/>
    </style:style>
    <style:style style:name="P4" style:family="paragraph" style:parent-style-name="Standard">
      <style:text-properties fo:language="ru" fo:country="RU" officeooo:rsid="000db2f7" officeooo:paragraph-rsid="000f6d9b"/>
    </style:style>
    <style:style style:name="P5" style:family="paragraph" style:parent-style-name="Standard">
      <style:text-properties fo:language="ru" fo:country="RU" officeooo:rsid="000db2f7" officeooo:paragraph-rsid="00108101"/>
    </style:style>
    <style:style style:name="P6" style:family="paragraph" style:parent-style-name="Standard">
      <style:text-properties fo:language="ru" fo:country="RU" officeooo:rsid="00108101" officeooo:paragraph-rsid="00108101"/>
    </style:style>
    <style:style style:name="P7" style:family="paragraph" style:parent-style-name="Standard">
      <style:text-properties fo:font-size="15pt" fo:language="ru" fo:country="RU" fo:font-weight="bold" officeooo:rsid="000db2f7" officeooo:paragraph-rsid="000db2f7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9be7c" officeooo:paragraph-rsid="0009be7c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4pt" fo:language="ru" fo:country="RU" fo:font-weight="bold" officeooo:rsid="000ae1a2" officeooo:paragraph-rsid="000ae1a2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officeooo:rsid="000ae1a2"/>
    </style:style>
    <style:style style:name="T3" style:family="text">
      <style:text-properties officeooo:rsid="000af7f8"/>
    </style:style>
    <style:style style:name="T4" style:family="text">
      <style:text-properties officeooo:rsid="000f6d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Экспозиция</text:span>:</text:p>
      <text:p text:style-name="P1"/>
      <text:p text:style-name="P1">Главный герой КЕВИН, юрист 32 лет, примерный семьянин с правильным образом жизни. Сегодня он рано освободился с работы и в ожидании жены пылесосит полы на кухне и одновременно готовит ужин. На плите дымится кастрюля, на кухонной столешнице недорезанные овощи и нож.</text:p>
      <text:p text:style-name="P1">Звонок в дверь. Наконец то домой вернулась жена, он счастлив. Выключив пылесос, он идет в прихожую, где на гардеробе лежит запечатанный букет цветов. <text:span text:style-name="T2">Кевин прячет цветы за спину и открывает дверь.</text:span></text:p>
      <text:p text:style-name="P2">МАРТА, школьная учительница, 28 лет, стройная и симпатичная женьщина, сегодня она вернулась не в настроении, увернувшись от приветственного поцелуя она прошла к гардеробу, что бы снять пальто.</text:p>
      <text:p text:style-name="P2"/>
      <text:p text:style-name="P9">Первый Акт.</text:p>
      <text:p text:style-name="P2"/>
      <text:p text:style-name="P2">Кевин вытащил цветы из-за спины и улыбаясь ожидает когда Марта разберется с пальто и повернется к нему лицом. Марта ударом выбивает цветы из рук Кевина. Он глупо улыбается, лицо Марты похоже на лицо вурдалака, красные глаза <text:span text:style-name="T3">большие выступающие клыки. Она переходит в боевую стойку монстра и двигается на Кевина издавая шипение. Кевин пытается перевести все в шутку, он пятится он Марты спиной, напряженно улыбается, и говорит что то в духе «Что неудачный день? Ха-Ха, но зачем же так волноваться?» <text:s/>Марта сильно толкает двумя руками Кевина, он влетает в кухню задевая при этом дверь со стеклами стекла бьются, Кевин лежит на полу. К этому времени нос Марты изогнулся пяточком, уши стали острые как у эльфа, звук издаваемый ею напоминает рычание кошки. Кевин в шоке вскакивает и тыкая пальцем угрожающе кричит что то типа <text:s/>«Все с меня довольно, эти твои выкрутасы я больше терпеть не буду!»</text:span></text:p>
      <text:p text:style-name="P2"/>
      <text:p text:style-name="P7">Второй Акт.</text:p>
      <text:p text:style-name="P3"/>
      <text:p text:style-name="P5">Рычание сменилось криком, руки превратились в щупальца осьминога, она обхватила ими горло Кевина и бросив того на кухонную столешницу принялась душить. Испуг на лице Кевина сменился напряжением борьбы за жизнь, лицо его покраснело руки схватились за щупальце, пытаясь ослабить хватку. <text:span text:style-name="T4">В поле его зрения попадает нож, он хватает его, но медлит с ударом. Лицо его бледнеет тело обмякает жизненные силы начинают его покидать, если он хочет жить ему надо бить ножом именно сейчас. Из последних сил он замахивается, зажмуривает глаза, отворачивает лицо…</text:span></text:p>
      <text:p text:style-name="P5"><text:span text:style-name="T4">Хватка ослабевает Кевин падает на пол, крючась и кашляя он судорожно дышит, потом поднимает глаза на марту. </text:span></text:p>
      <text:p text:style-name="P4"><text:span text:style-name="T4">Марта вернула себе человеческий образ, она стоит с ложкой над плитой и пробует содержимое кастрюли. Как ни в чем не бывало <text:s/>что то типа «Прекрасное жаркое, сегодня ты превзошел самого себя»</text:span></text:p>
      <text:p text:style-name="P4"/>
      <text:p text:style-name="P6">Развязка.</text:p>
      <text:p text:style-name="P6"/>
      <text:p text:style-name="P6">Марта и Смит сидят за столом. Она рассказывает ему сплетню в духе «Ну ты представляешь, как вообще так можно?» и изящно пьет вино из бокала. Он сидит в шоке, взгляд неподвижно устремлен куда то вдаль, рука потирает шею. Она вся в синиках и садинах. Капля крови падает с шеи прямо в тарелку с нетронутым ужином Кевина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2:47:03.348893749</meta:creation-date>
    <dc:date>2016-12-06T23:52:22.639551606</dc:date>
    <meta:editing-duration>PT11M1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435" meta:character-count="2749" meta:non-whitespace-character-count="2319"/>
  </office:meta>
</office:document-meta>
</file>